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POLINARIO ALEJO YOMIRA NOEM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32535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APOLINARIO ALEJO YOMIRA NOEM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32535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4239556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2/11/2021</text:p>
          </table:table-cell>
          <table:table-cell table:style-name="Tabla2.A3" office:value-type="string">
            <text:p text:style-name="P22">604462</text:p>
          </table:table-cell>
          <table:table-cell table:style-name="Tabla2.D3" office:value-type="string">
            <text:p text:style-name="P23">33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0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2T23:19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